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9"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3"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4"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5" style:family="paragraph" style:parent-style-name="Contents_20_1">
      <style:paragraph-properties>
        <style:tab-stops>
          <style:tab-stop style:position="17.5cm" style:type="right" style:leader-style="dotted" style:leader-text="."/>
        </style:tab-stops>
      </style:paragraph-properties>
    </style:style>
    <style:style style:name="P36"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7" style:family="paragraph" style:parent-style-name="Standard">
      <style:text-properties fo:color="#0000cc" loext:opacity="100%" style:font-name-asian="Verdana" style:font-size-complex="9pt"/>
    </style:style>
    <style:style style:name="P38"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39" style:family="paragraph" style:parent-style-name="Heading_20_1" style:list-style-name="WWNum1">
      <style:paragraph-properties>
        <style:tab-stops>
          <style:tab-stop style:position="0.728cm"/>
          <style:tab-stop style:position="1.328cm"/>
        </style:tab-stops>
      </style:paragraph-properties>
    </style:style>
    <style:style style:name="P40"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1"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2"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3"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027c33" style:font-size-asian="10pt" style:font-size-complex="10pt"/>
    </style:style>
    <style:style style:name="P44"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49" style:family="paragraph" style:parent-style-name="Heading_20_1" style:list-style-name="WWNum1">
      <style:paragraph-properties fo:break-before="page">
        <style:tab-stops>
          <style:tab-stop style:position="0.728cm"/>
          <style:tab-stop style:position="1.328cm"/>
        </style:tab-stops>
      </style:paragraph-properties>
    </style:style>
    <style:style style:name="P50"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1"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2" style:family="paragraph" style:parent-style-name="Standard">
      <style:paragraph-properties fo:margin-left="0cm" fo:text-align="justify" style:justify-single-word="false">
        <style:tab-stops/>
      </style:paragraph-properties>
      <style:text-properties fo:color="#ff0000" loext:opacity="100%" fo:font-size="10pt" fo:language="gl" fo:country="ES" fo:font-style="italic" style:font-size-asian="10pt" style:font-style-asian="italic" style:font-size-complex="10pt"/>
    </style:style>
    <style:style style:name="P53"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12a219" style:font-size-asian="10pt" style:font-size-complex="10pt"/>
    </style:style>
    <style:style style:name="P57" style:family="paragraph" style:parent-style-name="Párrafo_20_de_20_lista">
      <style:paragraph-properties fo:margin-left="0cm" fo:text-align="justify" style:justify-single-word="false" fo:text-indent="0cm" style:auto-text-indent="false">
        <style:tab-stops/>
      </style:paragraph-properties>
    </style:style>
    <style:style style:name="P58"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59"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2"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start" style:justify-single-word="false" fo:text-indent="0cm" style:auto-text-indent="false">
        <style:tab-stops/>
      </style:paragraph-properties>
      <style:text-properties officeooo:paragraph-rsid="0026ccd6"/>
    </style:style>
    <style:style style:name="P65"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20a919" style:font-size-asian="10pt" style:font-style-asian="normal" style:font-weight-asian="bold" style:font-size-complex="10pt" style:font-style-complex="normal" style:font-weight-complex="bold"/>
    </style:style>
    <style:style style:name="P6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69"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595eaa" style:font-size-asian="10pt" style:font-style-asian="normal" style:font-weight-asian="bold" style:font-size-complex="10pt" style:font-style-complex="normal" style:font-weight-complex="bold"/>
    </style:style>
    <style:style style:name="P7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5d9227"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7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427218"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427218"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501534" style:font-size-asian="10pt" style:font-style-asian="normal" style:font-size-complex="10pt" style:font-style-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501534"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54f137"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8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8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8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8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8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8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8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8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8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90"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9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9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9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9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9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9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9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9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99"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00"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01"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03"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4"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5"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6"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8"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09"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0"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3"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14"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15"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16"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17"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18"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19"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20"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21"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22"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5a6f0b"/>
    </style:style>
    <style:style style:name="T6" style:family="text">
      <style:text-properties officeooo:rsid="0003482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6f25b" style:font-weight-asian="bold" style:font-weight-complex="bold"/>
    </style:style>
    <style:style style:name="T9" style:family="text">
      <style:text-properties officeooo:rsid="00054506"/>
    </style:style>
    <style:style style:name="T10" style:family="text">
      <style:text-properties officeooo:rsid="000a5de1"/>
    </style:style>
    <style:style style:name="T11" style:family="text">
      <style:text-properties officeooo:rsid="000c378f"/>
    </style:style>
    <style:style style:name="T12" style:family="text">
      <style:text-properties officeooo:rsid="000d7d7b"/>
    </style:style>
    <style:style style:name="T13" style:family="text">
      <style:text-properties officeooo:rsid="0015d1df"/>
    </style:style>
    <style:style style:name="T14" style:family="text">
      <style:text-properties officeooo:rsid="00144eb9"/>
    </style:style>
    <style:style style:name="T15" style:family="text">
      <style:text-properties fo:color="#ff0000" loext:opacity="100%" fo:font-size="10pt" fo:language="gl" fo:country="ES" style:font-size-asian="10pt" style:font-size-complex="10pt"/>
    </style:style>
    <style:style style:name="T16"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17" style:family="text">
      <style:text-properties fo:color="#000000" loext:opacity="100%" fo:font-size="10pt" fo:language="gl" fo:country="ES" officeooo:rsid="00169acd" style:font-size-asian="10pt" style:font-size-complex="10pt"/>
    </style:style>
    <style:style style:name="T18" style:family="text">
      <style:text-properties fo:color="#000000" loext:opacity="100%" fo:font-size="10pt" fo:language="gl" fo:country="ES" officeooo:rsid="001d01ac" style:font-size-asian="10pt" style:font-size-complex="10pt"/>
    </style:style>
    <style:style style:name="T19" style:family="text">
      <style:text-properties officeooo:rsid="004debfe"/>
    </style:style>
    <style:style style:name="T20"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21"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22" style:family="text">
      <style:text-properties officeooo:rsid="004ef6b6"/>
    </style:style>
    <style:style style:name="T23" style:family="text">
      <style:text-properties officeooo:rsid="00260f89"/>
    </style:style>
    <style:style style:name="T24" style:family="text">
      <style:text-properties officeooo:rsid="00227daf"/>
    </style:style>
    <style:style style:name="T25" style:family="text">
      <style:text-properties officeooo:rsid="0022b0bc"/>
    </style:style>
    <style:style style:name="T26" style:family="text">
      <style:text-properties style:text-underline-style="none" officeooo:rsid="0022b0bc"/>
    </style:style>
    <style:style style:name="T27" style:family="text">
      <style:text-properties style:text-underline-style="solid" style:text-underline-width="auto" style:text-underline-color="font-color" officeooo:rsid="0022b0bc"/>
    </style:style>
    <style:style style:name="T28" style:family="text">
      <style:text-properties officeooo:rsid="0022c31c"/>
    </style:style>
    <style:style style:name="T29" style:family="text">
      <style:text-properties style:text-underline-style="solid" style:text-underline-width="auto" style:text-underline-color="font-color" officeooo:rsid="0022c31c"/>
    </style:style>
    <style:style style:name="T30" style:family="text">
      <style:text-properties officeooo:rsid="00595eaa"/>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officeooo:rsid="00595eaa" style:font-weight-asian="bold" style:font-weight-complex="bold"/>
    </style:style>
    <style:style style:name="T33" style:family="text">
      <style:text-properties style:text-underline-style="solid" style:text-underline-width="auto" style:text-underline-color="font-color" fo:font-weight="bold" officeooo:rsid="00427218" style:font-weight-asian="bold" style:font-weight-complex="bold"/>
    </style:style>
    <style:style style:name="T34" style:family="text">
      <style:text-properties style:text-underline-style="solid" style:text-underline-width="auto" style:text-underline-color="font-color" officeooo:rsid="00501534"/>
    </style:style>
    <style:style style:name="T35" style:family="text">
      <style:text-properties officeooo:rsid="0052ee60"/>
    </style:style>
    <style:style style:name="T36" style:family="text">
      <style:text-properties officeooo:rsid="00536e99"/>
    </style:style>
    <style:style style:name="T37" style:family="text">
      <style:text-properties officeooo:rsid="005681ef"/>
    </style:style>
    <style:style style:name="T38" style:family="text">
      <style:text-properties officeooo:rsid="00501534"/>
    </style:style>
    <style:style style:name="T39" style:family="text">
      <style:text-properties officeooo:rsid="0054f137"/>
    </style:style>
    <style:style style:name="T40" style:family="text">
      <style:text-properties officeooo:rsid="00564980"/>
    </style:style>
    <style:style style:name="T41" style:family="text">
      <style:text-properties officeooo:rsid="0019ee2d"/>
    </style:style>
    <style:style style:name="T42" style:family="text">
      <style:text-properties style:text-line-through-style="none" style:text-line-through-type="none" officeooo:rsid="0019ee2d"/>
    </style:style>
    <style:style style:name="T43" style:family="text">
      <style:text-properties style:text-underline-style="solid" style:text-underline-width="auto" style:text-underline-color="font-color" officeooo:rsid="0019ee2d"/>
    </style:style>
    <style:style style:name="T44" style:family="text">
      <style:text-properties officeooo:rsid="003afbb1"/>
    </style:style>
    <style:style style:name="T45" style:family="text">
      <style:text-properties officeooo:rsid="001b26fd"/>
    </style:style>
    <style:style style:name="T46" style:family="text">
      <style:text-properties style:text-underline-style="none"/>
    </style:style>
    <style:style style:name="T47" style:family="text">
      <style:text-properties style:text-underline-style="solid" style:text-underline-width="auto" style:text-underline-color="font-color" officeooo:rsid="005bd209"/>
    </style:style>
    <style:style style:name="T48" style:family="text">
      <style:text-properties style:text-underline-style="none" officeooo:rsid="005bd209"/>
    </style:style>
    <style:style style:name="T49" style:family="text">
      <style:text-properties style:text-underline-style="none" officeooo:rsid="002c0f42"/>
    </style:style>
    <style:style style:name="T50" style:family="text">
      <style:text-properties officeooo:rsid="003eb0fc"/>
    </style:style>
    <style:style style:name="T51" style:family="text">
      <style:text-properties style:text-underline-style="none" officeooo:rsid="003f37bf"/>
    </style:style>
    <style:style style:name="T52" style:family="text">
      <style:text-properties officeooo:rsid="00303f8f"/>
    </style:style>
    <style:style style:name="T53" style:family="text">
      <style:text-properties style:text-underline-style="solid" style:text-underline-width="auto" style:text-underline-color="font-color" officeooo:rsid="002eb289"/>
    </style:style>
    <style:style style:name="T54" style:family="text">
      <style:text-properties officeooo:rsid="003f37bf"/>
    </style:style>
    <style:style style:name="T55" style:family="text">
      <style:text-properties style:text-underline-style="none" officeooo:rsid="00303f8f"/>
    </style:style>
    <style:style style:name="T56" style:family="text">
      <style:text-properties style:text-underline-style="none" officeooo:rsid="0032c856"/>
    </style:style>
    <style:style style:name="T57" style:family="text">
      <style:text-properties style:text-underline-style="none" officeooo:rsid="00119f98"/>
    </style:style>
    <style:style style:name="T58" style:family="text">
      <style:text-properties style:text-underline-style="solid" style:text-underline-width="auto" style:text-underline-color="font-color" fo:font-weight="bold" officeooo:rsid="00316778" style:font-weight-asian="bold" style:font-weight-complex="bold"/>
    </style:style>
    <style:style style:name="T59" style:family="text">
      <style:text-properties style:text-underline-style="none" officeooo:rsid="001b26fd"/>
    </style:style>
    <style:style style:name="T60" style:family="text">
      <style:text-properties officeooo:rsid="0032c856"/>
    </style:style>
    <style:style style:name="T61" style:family="text">
      <style:text-properties style:text-underline-style="solid" style:text-underline-width="auto" style:text-underline-color="font-color" fo:font-weight="bold" officeooo:rsid="003854ed" style:font-weight-asian="bold" style:font-weight-complex="bold"/>
    </style:style>
    <style:style style:name="T62" style:family="text">
      <style:text-properties officeooo:rsid="00119f98"/>
    </style:style>
    <style:style style:name="T63" style:family="text">
      <style:text-properties officeooo:rsid="0039a1e0"/>
    </style:style>
    <style:style style:name="T64" style:family="text">
      <style:text-properties officeooo:rsid="003a7bb4"/>
    </style:style>
    <style:style style:name="T65" style:family="text">
      <style:text-properties style:text-underline-style="solid" style:text-underline-width="auto" style:text-underline-color="font-color" fo:font-weight="bold" officeooo:rsid="0032c856" style:font-weight-asian="bold" style:font-weight-complex="bold"/>
    </style:style>
    <style:style style:name="T66" style:family="text">
      <style:text-properties officeooo:rsid="004816f4"/>
    </style:style>
    <style:style style:name="T67" style:family="text">
      <style:text-properties officeooo:rsid="00612159"/>
    </style:style>
    <style:style style:name="T68" style:family="text">
      <style:text-properties fo:font-weight="bold" style:font-weight-asian="bold" style:font-weight-complex="bold"/>
    </style:style>
    <style:style style:name="T69"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
          </table:table-cell>
          <table:table-cell table:style-name="Tabla7.C3" office:value-type="string">
            <text:p text:style-name="P32"/>
          </table:table-cell>
        </table:table-row>
        <table:table-row>
          <table:table-cell table:style-name="Tabla7.A4" office:value-type="string">
            <text:p text:style-name="P26">V2</text:p>
          </table:table-cell>
          <table:table-cell table:style-name="Tabla7.B4" office:value-type="string">
            <text:p text:style-name="P31"/>
          </table:table-cell>
          <table:table-cell table:style-name="Tabla7.C4" office:value-type="string">
            <text:p text:style-name="P32"/>
          </table:table-cell>
        </table:table-row>
      </table:table>
      <text:p text:style-name="P33"/>
      <text:p text:style-name="P34"><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992_3466438741" office:target-frame-name="_top" xlink:show="replace" text:style-name="Internet_20_link" text:visited-style-name="Visited_20_Internet_20_Link">1.Obxectivo<text:tab/>3</text:a></text:p>
          <text:p text:style-name="P35"><text:a xlink:type="simple" xlink:href="#__RefHeading___Toc994_3466438741" office:target-frame-name="_top" xlink:show="replace" text:style-name="Internet_20_link" text:visited-style-name="Visited_20_Internet_20_Link">2.Descripción<text:tab/>3</text:a></text:p>
          <text:p text:style-name="P35"><text:a xlink:type="simple" xlink:href="#__RefHeading___Toc996_3466438741" office:target-frame-name="_top" xlink:show="replace" text:style-name="Internet_20_link" text:visited-style-name="Visited_20_Internet_20_Link">3.Alcance<text:tab/>3</text:a></text:p>
          <text:p text:style-name="P35"><text:a xlink:type="simple" xlink:href="#__RefHeading___Toc998_3466438741" office:target-frame-name="_top" xlink:show="replace" text:style-name="Internet_20_link" text:visited-style-name="Visited_20_Internet_20_Link">4.Planificación<text:tab/>4</text:a></text:p>
          <text:p text:style-name="P35"><text:a xlink:type="simple" xlink:href="#__RefHeading___Toc1000_3466438741" office:target-frame-name="_top" xlink:show="replace" text:style-name="Internet_20_link" text:visited-style-name="Visited_20_Internet_20_Link">5.Medios a empregar<text:tab/>4</text:a></text:p>
          <text:p text:style-name="P35"><text:a xlink:type="simple" xlink:href="#__RefHeading___Toc1002_3466438741" office:target-frame-name="_top" xlink:show="replace" text:style-name="Internet_20_link" text:visited-style-name="Visited_20_Internet_20_Link">6.Presuposto<text:tab/>4</text:a></text:p>
          <text:p text:style-name="P35"><text:a xlink:type="simple" xlink:href="#__RefHeading___Toc1004_3466438741" office:target-frame-name="_top" xlink:show="replace" text:style-name="Internet_20_link" text:visited-style-name="Visited_20_Internet_20_Link">7.Título<text:tab/>5</text:a></text:p>
          <text:p text:style-name="P35"><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6"/>
      <text:p text:style-name="P37"/>
      <text:p text:style-name="Standard"/>
      <text:p text:style-name="P38"/>
      <text:list text:style-name="WWNum1">
        <text:list-item text:start-value="1">
          <text:p text:style-name="P39"><text:bookmark-start text:name="__RefHeading___Toc992_3466438741"/><text:bookmark-start text:name="_Toc65582858"/>Obxectivo<text:bookmark-end text:name="__RefHeading___Toc992_3466438741"/><text:bookmark-end text:name="_Toc65582858"/></text:p>
        </text:list-item>
      </text:list>
      <text:p text:style-name="P40">&lt;</text:p>
      <text:p text:style-name="P41">Obxectivo que se marca o proxecto. Debe estar expresado dun xeito, claro e preciso, concreto <text:s/>que permita determinar o éxito ou fracaso do mesmo</text:p>
      <text:p text:style-name="P42">CA 2.4. Establecéronse os obxectivos</text:p>
      <text:p text:style-name="P43">Os obxectivos do meu programa consisten en unha páxina web sobre unha tenda de reparación e montaxe de equipos informáticos, est<text:span text:style-name="T5">a web</text:span> permitirá dar a <text:span text:style-name="T6">c</text:span>oñecer a miña empresa gracias a <text:span text:style-name="T6">gran extensión de internet polo mundo, ademais os usuarios poderán darse de alta para poder ver o seu historial de reparación e se ten unha reparación en procedemento ver o estado no que se encontra, por outra parte a empresa terá un usuario administrador para ir </text:span><text:span text:style-name="T5">engadindo</text:span><text:span text:style-name="T6"> e modificando os datos na base de datos cunha interface web gráfica para así sr mais fácil a xestión da base de datos.</text:span></text:p>
      <text:p text:style-name="P42"/>
      <text:p text:style-name="P42">CA 5.1. Enunciáronse os obxectivos do proxecto.</text:p>
      <text:p text:style-name="P44">Obxectivos:</text:p>
      <text:p text:style-name="P44">1) <text:span text:style-name="T7">Paxina </text:span><text:span text:style-name="T8">informativa </text:span><text:span text:style-name="T7">sobre a empresa</text:span>: Nada máis entrar na web teremos unha paxina con un resumo xeral sobre a nosa empresa onde se dirá a que nos dedicamos, con que tipo de tecnoloxías traballamos, os servizos que damos e a quen están dirixidos estes servizos.</text:p>
      <text:p text:style-name="P44">Tamén se informará ao usuario o horario que ten a nosa tenda física ficticia par<text:span text:style-name="T9">a</text:span> así os clientes poidan acudir as horas que esteamos abertos.</text:p>
      <text:p text:style-name="P45">Tamén teremos unha páxina de contacto onde aparecerá un mapa de Google Maps coa localización da nosa tenda física ficticia e un formulario para que os usuarios poidan poñerse en contacto con nós e poder resolver as súas inquietudes.</text:p>
      <text:p text:style-name="P46">2) <text:span text:style-name="T7">Inicio de sesión de usuarios clientes:</text:span> Na web teremos un inicio onde os clientes poderán iniciar sesión para acceder a un menú onde poderán acceder a todo o seu historial de reparacións con todos os datos de cada unha “tempo de duración, accións realizadas, pezas substituídas, a razón pola que entrou o equipo, o prezo da reparación, etc”.</text:p>
      <text:p text:style-name="P46">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7">3) <text:span text:style-name="T7">Inicio de sesión de administrador:</text:span> Na web no mesmo inicio de sesión que dos clientes o administrador accederá pero este terá un menú distinto, terá un menú ao que pode acceder a distintas paxinas nas cales estas terán táboas coa información correspondente que ha<text:span text:style-name="T10">xa na</text:span> base de datos <text:span text:style-name="T10">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text:span></text:p>
      <text:p text:style-name="P48">Tamén as distintas táboas terán un filtro para buscar datos específicos “buscar usuarios co mesmo nome, buscar un usuario concreto, ver as reparacións de un dia, etc...”</text:p>
      <text:p text:style-name="P41">&gt;</text:p>
      <text:list text:continue-numbering="true" text:style-name="WWNum1">
        <text:list-item>
          <text:p text:style-name="P49"><text:bookmark-start text:name="__RefHeading___Toc994_3466438741"/><text:bookmark-start text:name="_Toc65582859"/>Descripción<text:bookmark-end text:name="__RefHeading___Toc994_3466438741"/><text:bookmark-end text:name="_Toc65582859"/></text:p>
        </text:list-item>
      </text:list>
      <text:p text:style-name="P50"/>
      <text:p text:style-name="P51">&lt;</text:p>
      <text:p text:style-name="P52">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2">Neste apartado pódese incluír a motivación persoal que lle levou a presentar dito proxecto.</text:p>
      <text:p text:style-name="P53">CA 5.2. Describiuse o proceso seguido para a identificación das necesidades das empresas do sector.</text:p>
      <text:p text:style-name="P54">Este proxecto consiste nunha aplicación web que engloban tres grandes necesidades para empresas de pequeno e mediano tamaño que traballan no sector da informática na reparación e mantemento de equipos informáticos.</text:p>
      <text:p text:style-name="P54">Este proxecto axuda a estas empresas a darse a coñecer en internet de<text:span text:style-name="T11">b</text:span>ido a que gracias a iso poden chegar a máis xente e aumentar o seu numero de clientes, <text:span text:style-name="T11">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2">x</text:span><text:span text:style-name="T11">a que a empresa pode que non colla o teléfono ou o cliente estea ocupado e non poda chamar.</text:span></text:p>
      <text:p text:style-name="P55">Ademais o propio programa inclúe todas as ferramentas para que os empregados administren e xestionen a base de datos das reparacións cunha interface sinxela para así poder almacenar, editar e ver os datos e que a base de datos este ao día.</text:p>
      <text:p text:style-name="P55"/>
      <text:p text:style-name="P56">A parte máis cediosa do código é a parte onde por cada táboa da base de datos ha<text:span text:style-name="T13">i</text:span> que facer tres arquivos polo modelo vista controlador, isto e mo<text:span text:style-name="T14">i</text:span> cedioso ademais disto ha<text:span text:style-name="T13">i</text:span> que facer que todas as sentenzas SQL funcionen correctamente e non den ningún tipo de erro.</text:p>
      <text:p text:style-name="P53">CA 5.3. Describiuse a solución adoptada a partir da documentación xerada no proceso de deseño.</text:p>
      <text:p text:style-name="P51">&gt;</text:p>
      <text:p text:style-name="P51"/>
      <text:p text:style-name="P51"/>
      <text:list text:continue-numbering="true" text:style-name="WWNum1">
        <text:list-item>
          <text:p text:style-name="P49"><text:bookmark-start text:name="__RefHeading___Toc996_3466438741"/><text:bookmark-start text:name="_Toc65582860"/>Alcance<text:bookmark-end text:name="__RefHeading___Toc996_3466438741"/><text:bookmark-end text:name="_Toc65582860"/></text:p>
        </text:list-item>
      </text:list>
      <text:p text:style-name="P41">&lt;</text:p>
      <text:p text:style-name="P41">Si na súa <text:s/>concepción é moi <text:s/>ambicioso, <text:s/>podedes limitar o alcance do mesmo, circunscribíndoo a aquelo para o que si teredes tempo de realizar no prazo do proxecto.</text:p>
      <text:p text:style-name="P41">Explicando que é o que <text:s/>queda fóra do proxecto e o impacto que supón para o <text:s/>mesmo.</text:p>
      <text:p text:style-name="P41">Non se permitirá que esa limitación no alcance do proxecto condicione o seu éxito ou unha conclusión aceptable do proxecto.</text:p>
      <text:p text:style-name="P42">CA 2.3. Identificáronse as fases ou partes do proxecto, así como o seu contido.</text:p>
      <text:p text:style-name="P57"><text:span text:style-name="Fuente_20_de_20_párrafo_20_predeter."><text:span text:style-name="T15">CA 2.4. </text:span></text:span><text:span text:style-name="Fuente_20_de_20_párrafo_20_predeter."><text:span text:style-name="T16">I</text:span></text:span><text:span text:style-name="Fuente_20_de_20_párrafo_20_predeter."><text:span text:style-name="T15">dentificouse o seu alcance.</text:span></text:span></text:p>
      <text:p text:style-name="P58"><text:span text:style-name="Fuente_20_de_20_párrafo_20_predeter."><text:span text:style-name="T17">No meu proxecto vaise cumprir todos requisitos para que sexa una plataforma totalmente funcional.</text:span></text:span></text:p>
      <text:p text:style-name="P58"><text:span text:style-name="Fuente_20_de_20_párrafo_20_predeter."><text:span text:style-name="T17"/></text:span></text:p>
      <text:p text:style-name="P58"><text:span text:style-name="Fuente_20_de_20_párrafo_20_predeter."><text:span text:style-name="T17">A aparte da web da información ao usuario vay estar totalmente completa tanto coas explicacións sobre en que consiste a empresa como a páxina de contacto para que o usuario póñase en contacto con nós.</text:span></text:span></text:p>
      <text:p text:style-name="P58"><text:span text:style-name="Fuente_20_de_20_párrafo_20_predeter."><text:span text:style-name="T17"/></text:span></text:p>
      <text:p text:style-name="P58"><text:span text:style-name="Fuente_20_de_20_párrafo_20_predeter."><text:span text:style-name="T17">A parte de inicio de sesión estará completa para permitir iniciar sesión e distinguir tanto de usuarios clientes como administradores e dependendo do tipo de usuario mostrará una interface distinta.</text:span></text:span></text:p>
      <text:p text:style-name="P58"><text:span text:style-name="Fuente_20_de_20_párrafo_20_predeter."><text:span text:style-name="T17"/></text:span></text:p>
      <text:p text:style-name="P58"><text:span text:style-name="Fuente_20_de_20_párrafo_20_predeter."><text:span text:style-name="T17">Os usuarios clientes terán unha interface onde terán o sou historial de reparacións e terá a opción de noutra paxina poñer un código para se ten una reparación en proceso ver o seu estado.</text:span></text:span></text:p>
      <text:p text:style-name="P58"><text:span text:style-name="Fuente_20_de_20_párrafo_20_predeter."><text:span text:style-name="T17"/></text:span></text:p>
      <text:p text:style-name="P58"><text:span text:style-name="Fuente_20_de_20_párrafo_20_predeter."><text:span text:style-name="T17">Os usuarios administradores terán unha interface para administrar as táboas da base de datos para poder engadir, editar, borrar e así poder administrala dende a web cunha interface sinxela e fácil de usar.</text:span></text:span></text:p>
      <text:p text:style-name="P58"><text:span text:style-name="Fuente_20_de_20_párrafo_20_predeter."><text:span text:style-name="T17"/></text:span></text:p>
      <text:p text:style-name="P59"><text:span text:style-name="Fuente_20_de_20_párrafo_20_predeter."><text:span text:style-name="T18">Un ámbito que non vou poder abarcar é que o usuario ao enviar o formulario o servidor teña un servidor de correo e este, lle envíe un correo de maneira automática dicindo que a sua mensaxe foi recibida sin ningún problema e que o servizo non tardará en contestar.</text:span></text:span></text:p>
      <text:p text:style-name="P41">&gt;</text:p>
      <text:list text:continue-numbering="true" text:style-name="WWNum1">
        <text:list-item>
          <text:p text:style-name="P49"><text:bookmark-start text:name="__RefHeading___Toc998_3466438741"/><text:bookmark-start text:name="_Toc65582861"/>Planificación<text:bookmark-end text:name="__RefHeading___Toc998_3466438741"/><text:bookmark-end text:name="_Toc65582861"/></text:p>
        </text:list-item>
      </text:list>
      <text:p text:style-name="P51">&lt;</text:p>
      <text:p text:style-name="P51">Débese incluír un detalle de tarefas e os seus tempos.</text:p>
      <text:p text:style-name="P60">Os procedementos foron os seguintes.</text:p>
      <text:p text:style-name="P60"/>
      <text:p text:style-name="P61">1) Planificación sobre a temática do proxecto.</text:p>
      <text:p text:style-name="P62">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2"><text:line-break/>Dado que a idea do proxecto xa estaba pensada previamente, esta etapa desenvolveuse <text:span text:style-name="T19">nunha hora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0"/>
      <text:p text:style-name="P63">2) Planificación do estilo da aplicación web.</text:p>
      <text:p text:style-name="P64"><text:span text:style-name="T20">Aquí definiuse a parte visual da páxina web. Para iso, elaborouse unha guía de estilos que inclúe os seguintes elementos:<text:line-break/><text:line-break/><text:tab/></text:span><text:span text:style-name="T21">1. </text:span><text:span text:style-name="T20">Tipografía a empregar.<text:line-break/><text:line-break/><text:tab/></text:span><text:span text:style-name="T21">2. </text:span><text:span text:style-name="T20">Paleta de cores e o seu significado.<text:line-break/><text:line-break/><text:tab/></text:span><text:span text:style-name="T21">3. </text:span><text:span text:style-name="T20">Estilo e formato das imaxes.<text:line-break/><text:line-break/><text:tab/></text:span><text:span text:style-name="T21">4. </text:span><text:span text:style-name="T20">Disposición dos elementos visuais.<text:line-break/><text:line-break/>Esta planificación permitirá manter unha coherencia estética en toda a web e ofrecer unha mellor experiencia de usuario.</text:span></text:p>
      <text:p text:style-name="P65">Esta tarefa levou acabo un tempo estimado de <text:span text:style-name="T22">duas</text:span> horas <text:span text:style-name="T22">debido a gran cantidade de elementos que tiñan que estar na guía de estilos</text:span>.</text:p>
      <text:p text:style-name="P60"/>
      <text:p text:style-name="P66"><text:span text:style-name="T23">3</text:span>) Planificación da parte da Web estática.</text:p>
      <text:p text:style-name="P67">Nesta etapa planificouse <text:span text:style-name="T24">cales ían ser as páxinas estáticas da plataforma web e cal ia ser o seu contido. </text:span></text:p>
      <text:p text:style-name="P67"><text:span text:style-name="T24">Finalmente </text:span><text:span text:style-name="T25">tras ver cales serían as máis útiles a web terá dous páxinas deste tipo.</text:span></text:p>
      <text:p text:style-name="P67"><text:tab/><text:span text:style-name="T26">1.</text:span><text:span text:style-name="T27">Páxina de presentación:</text:span><text:span text:style-name="T25"> Nesta paxina faise o resumo de que trata a empresa, os <text:tab/>horarios, os tipos de clientes aos que damos servizo e o tipo de soporte que se da aos <text:tab/>clientes. </text:span></text:p>
      <text:p text:style-name="P67"><text:tab/><text:span text:style-name="T28">2.</text:span><text:span text:style-name="T29">Páxina de contacto:</text:span><text:span text:style-name="T28">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68">Nestas dúas paxinas están divididas por: cabeceira, corpo e pe de páxina.</text:p>
      <text:p text:style-name="P69">Esta tarefa levou acabo un tempo estimado de <text:span text:style-name="T22">unha hora e media xa que é una das partes que é mais fácil ao ter información estática.</text:span></text:p>
      <text:p text:style-name="P70"><text:span text:style-name="T30">4</text:span>) Planificación da <text:span text:style-name="T30">la estrutura de la base de datos</text:span>.</text:p>
      <text:p text:style-name="P71">Nesta fase planificouse a estrutura da base de datos que permitirá almacenar, organizar e xestionar toda a información necesaria para o correcto funcionamento da aplicación web.<text:line-break/><text:line-break/>Tivéronse en conta as distintas entidades que participan no sistema, así como as relacións que existen entre elas. Para iso, elaborouse un modelo entidade-relación que contempla as seguintes táboas principais:<text:line-break/><text:line-break/><text:span text:style-name="T31">Usuarios:</text:span> onde se gardan os datos de identificación dos usuarios rexistrados (nome, apelidos, correo, contrasinal, rol, etc.), diferenciando entre clientes e administradores.<text:line-break/><text:line-break/><text:span text:style-name="T31">Equipos:</text:span> representa os equipos informáticos que os usuarios deixan na tenda para ser reparados (modelo, marca, número de serie, descrición, etc.).<text:line-break/><text:line-break/><text:span text:style-name="T31">Reparacións:</text:span> recolle información sobre as reparacións realizadas ou en curso, asociando cada unha a un equipo e un usuario. Inclúe datos como a data de entrada, data de saída, custo, estado da reparación, etc.<text:line-break/><text:line-break/><text:span text:style-name="T31">Mensaxes ou contactos:</text:span> táboa onde se almacenan as mensaxes recibidas desde o formulario de contacto da páxina web, asociando cada mensaxe a un usuario ou visitante.<text:line-break/><text:line-break/><text:span text:style-name="T31">Pezas:</text:span> almacena o inventario de pezas necesarias para as reparacións (nome, cantidade, descrición, etc.), podendo relacionarse con unha ou varias reparacións.<text:line-break/><text:line-break/><text:span text:style-name="T31">Reparación-Pezas:</text:span> táboa intermedia que permite asociar múltiples pezas a unha reparación específica, indicando tamén a cantidade utilizada.</text:p>
      <text:p text:style-name="P72"/>
      <text:p text:style-name="P73"><text:span text:style-name="T32">5</text:span><text:span text:style-name="T7">) Planificación da parte da Web </text:span><text:span text:style-name="T33">dinámica</text:span><text:span text:style-name="T7">.</text:span></text:p>
      <text:p text:style-name="P74">Nesta fase planificáronse as funcionalidades que requiren interacción cos usuarios e coa base de datos.</text:p>
      <text:p text:style-name="P75"><text:span text:style-name="T24">Finalmente </text:span><text:span text:style-name="T25">tras ver cales serían as máis útiles a web terá dous páxinas deste tipo.</text:span></text:p>
      <text:p text:style-name="P75"><text:tab/><text:span text:style-name="T26">1.</text:span><text:span text:style-name="T27">Páxina de </text:span><text:span text:style-name="T34">loguin</text:span><text:span text:style-name="T27">:</text:span><text:span text:style-name="T25"> </text:span></text:p>
      <text:p text:style-name="P75"><text:tab/><text:span text:style-name="T35">Esta será a paxina onde o usuario poñerá as súas credenciais e se comprobará se existe <text:tab/>en caso de que si se comprobará que tipo de usuario é e se lle mandará a paxina de inicio <text:tab/>dos usuarios ou dos administradores.</text:span></text:p>
      <text:p text:style-name="P75"><text:tab/><text:span text:style-name="T28">2.</text:span><text:span text:style-name="T29">Páxina de </text:span><text:span text:style-name="T34">inicio</text:span><text:span text:style-name="T29">:</text:span><text:span text:style-name="T28"> </text:span></text:p>
      <text:p text:style-name="P75"><text:tab/><text:span text:style-name="T36">Unha vez o usuario inicie sesión a páxina de inicio de sesión redirixirá ao usuario a unha <text:tab/>paxina onde lle apareceran unha mensaxe de benvida, <text:s/></text:span><text:span text:style-name="T37">uns enlaces </text:span><text:span text:style-name="T36">as <text:s/>distintas páxinas a <text:tab/>onde pode acceder, e as distintas accións que pode facer.</text:span></text:p>
      <text:p text:style-name="P75"><text:span text:style-name="T38"><text:tab/>3</text:span><text:span text:style-name="T28">.</text:span><text:span text:style-name="T29">Páxina de </text:span><text:span text:style-name="T34">historial das reparación</text:span><text:span text:style-name="T29">:</text:span></text:p>
      <text:p text:style-name="P76"><text:tab/><text:span text:style-name="T39">Nesta páxina aparecerán todas reparacións dos equipos que o usuario levou a reparar, <text:tab/>apareceran listados coa opción de filtralos segundo os campos que se dese, ademais en <text:tab/>cada reparación aparecerá información como o custo , a fecha e máis valores.</text:span></text:p>
      <text:p text:style-name="P75"><text:span text:style-name="T28"><text:tab/></text:span><text:span text:style-name="T38">4</text:span><text:span text:style-name="T28">.</text:span><text:span text:style-name="T29">Páxina de </text:span><text:span text:style-name="T34">estado da reparación</text:span><text:span text:style-name="T29">:</text:span></text:p>
      <text:p text:style-name="P77"><text:tab/>Esta é unha paxina que se o usuario ten unha reparación que se está facendo nese <text:tab/>momento vaille aparecer o estado da reparación “esperando técnico, esperando pezas, en <text:tab/>reparación, listo pa recoller”. Cando o equipo se recolla este desaparecerá da paxina e non <text:tab/>aparecerá ningún equipo ata que se este realizando outra reparación.</text:p>
      <text:p text:style-name="P75"><text:span text:style-name="T38"><text:tab/>5</text:span><text:span text:style-name="T28">.</text:span><text:span text:style-name="T29">Páxina</text:span><text:span text:style-name="T34">s</text:span><text:span text:style-name="T29"> de </text:span><text:span text:style-name="T34">administración da base de datos</text:span><text:span text:style-name="T29">:</text:span></text:p>
      <text:p text:style-name="P76"><text:tab/><text:span text:style-name="T40">Son o conxunto de páxinas que terá o usuario administrador para poder editar, incluír e <text:tab/>eliminar datos nas distintas táboas da base de datos, tendo un menú intuitivo para a súa <text:tab/>fácil utilización.</text:span></text:p>
      <text:p text:style-name="P78">CA 3.1. Estableceuse a secuencia das actividades en función das necesidades de posta en práctica.</text:p>
      <text:p text:style-name="P79">CA 3.2. Determináronse os recursos e a loxística necesarios para cada actividade.</text:p>
      <text:p text:style-name="P79">CA 3.3. Identificáronse as necesidades de permisos e autorizacións para levar a cabo as actividades.</text:p>
      <text:p text:style-name="P79">CA 3.4. Determináronse os procedementos de actuación ou execución das actividades.</text:p>
      <text:p text:style-name="P79">CA 3.6. Planificáronse a asignación de recursos materiais e humanos, e os tempos de execución.</text:p>
      <text:p text:style-name="P79">CA 5.4. Describíronse as actividades en que se divide a execución do proxecto.</text:p>
      <text:p text:style-name="P79">CA 5.5. Xustificáronse as decisións tomadas de planificación da execución do proxecto.</text:p>
      <text:p text:style-name="P51">&gt;</text:p>
      <text:p text:style-name="P51"/>
      <text:p text:style-name="P51"/>
      <text:p text:style-name="P51"/>
      <text:list text:continue-numbering="true" text:style-name="WWNum1">
        <text:list-item>
          <text:p text:style-name="P49"><text:bookmark-start text:name="__RefHeading___Toc1000_3466438741"/><text:bookmark-start text:name="_Toc65582862"/>Medios a empregar<text:bookmark-end text:name="__RefHeading___Toc1000_3466438741"/><text:bookmark-end text:name="_Toc65582862"/></text:p>
        </text:list-item>
      </text:list>
      <text:p text:style-name="P51">Equipos, software, recursos tecnolóxicos, etc.</text:p>
      <text:p text:style-name="P79">CA 3.6. Planificáronse a asignación de recursos materiais e humanos, e os tempos de execución.</text:p>
      <text:p text:style-name="P79">CA 2.5. Prevíronse os recursos materiais e persoais necesarios para realizar o proxecto.</text:p>
      <text:p text:style-name="P80">Para este proxecto requirirase:</text:p>
      <text:p text:style-name="P81">1) <text:span text:style-name="T7">Equipos</text:span>:</text:p>
      <text:p text:style-name="P81"><text:span text:style-name="T41">1.</text:span><text:span text:style-name="T42"> </text:span><text:span text:style-name="T43">Sobremesa/Portátil:</text:span><text:span text:style-name="T41"> <text:s/></text:span><text:span text:style-name="T44">N</text:span><text:span text:style-name="T41">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82">2) <text:span text:style-name="T7">Software</text:span>: Se <text:span text:style-name="T45">empregarán os seguintes.</text:span></text:p>
      <text:p text:style-name="P83">1. <text:span text:style-name="T31">Visual Studio Code:</text:span> Utilizaremos este editor de código para escribir os distintos arquivos nos diferentes linguaxes de programación. Para facilitar o traballo, utilizaremos as seguintes extensións:</text:p>
      <text:p text:style-name="P83"><text:tab/>1.<text:span text:style-name="T46"> </text:span><text:span text:style-name="T31">Spanish Language Pack for Visual Studio Code:</text:span><text:span text:style-name="T46"> <text:s/>Esta extensión permite traducir o <text:tab/>entorno de Visual Studio Code ao castelán, facendo que a interface sexa máis <text:tab/>comprensible e accesible.</text:span></text:p>
      <text:p text:style-name="P84"><text:tab/><text:span text:style-name="T47">2</text:span><text:span text:style-name="T31">. </text:span><text:span text:style-name="T47">PHP Server</text:span><text:span text:style-name="T31">:</text:span><text:span text:style-name="T46"> </text:span><text:span text:style-name="T48">Esta <text:s/>extensión permite poder executar o noso proxecto dende visual <text:tab/>studio.</text:span></text:p>
      <text:p text:style-name="P85"/>
      <text:p text:style-name="P86"><text:span text:style-name="T46">2. </text:span><text:span text:style-name="T31">XAMPP:</text:span><text:span text:style-name="T46"> </text:span><text:span text:style-name="T49">Este paquete de software gratuíto instalará varios compoñentes necesarios no noso equipo, permitindo desenvolver e probar sitios web localmente.</text:span></text:p>
      <text:p text:style-name="P87"><text:span text:style-name="T50">XAMPP</text:span> Inclúe:</text:p>
      <text:p text:style-name="P88"><text:span text:style-name="T46"><text:tab/></text:span><text:span text:style-name="T31">1. Apache:</text:span><text:span text:style-name="T46"> Un servidor web que permitirá que o noso equipo funcione como servidor.</text:span></text:p>
      <text:p text:style-name="P88"><text:span text:style-name="T46"><text:tab/></text:span><text:span text:style-name="T31">2. MySQL ou MariaDB:</text:span><text:span text:style-name="T46"> Sistemas de xestión de bases de datos que empregaremos para <text:tab/>almacenar e xestionar datos na nosa aplicación.</text:span></text:p>
      <text:p text:style-name="P88"><text:span text:style-name="T46"><text:tab/></text:span><text:span text:style-name="T31">3. PHP:</text:span><text:span text:style-name="T46"> <text:s/>Linguaxe de programación para a parte do servidor, permitindo interactuar coa <text:tab/>base de datos e xerar contidos dinámicos.</text:span></text:p>
      <text:p text:style-name="P88"><text:span text:style-name="T46"><text:tab/></text:span><text:span text:style-name="T31">4.Perl:</text:span><text:span text:style-name="T46"> É outra linguaxe que non empregamos.</text:span></text:p>
      <text:p text:style-name="P89">Graza a XAMPP, podemos desenvolver e probar aplicacións que requiran de PHP e bases de datos sen necesidade de configurar cada compoñente por separado.</text:p>
      <text:p text:style-name="P90"><text:span text:style-name="T46">3. </text:span><text:span text:style-name="T31">Git</text:span><text:span text:style-name="T46">: </text:span><text:span text:style-name="T51">Es</text:span><text:span text:style-name="T46">te sistema de control de versións será utilizado para xestionar os cambios realizados no proxecto. Permite gardar a evolución do código e retroceder a versións anteriores en caso de erro. Tamén facilita o traballo en equipo, permitindo que varios desenvolvedores suban as súas modificacións.</text:span></text:p>
      <text:p text:style-name="P91"><text:span text:style-name="T52">4</text:span>. <text:span text:style-name="T31">Git</text:span><text:span text:style-name="T53">Hub</text:span>: <text:span text:style-name="T54">P</text:span><text:span text:style-name="T49">ermite almacenar, compartir e colaborar proxectos de código usando Git, </text:span><text:span text:style-name="T55">o que pasa e que é un servidor online o que fai que dende calquera equipo conectado a rede podas subir, descargar e clonar o repositorio, isto fai qu ea posibilidade de traballas cun grupo de persoas dende distintos sitios sexa moy fácil.</text:span></text:p>
      <text:p text:style-name="P92"/>
      <text:p text:style-name="P91"><text:span text:style-name="T56">3</text:span><text:span text:style-name="T57">) </text:span><text:span text:style-name="T58">Linguaxes de programación</text:span><text:span text:style-name="T57">: Se </text:span><text:span text:style-name="T59">empregarán os seguintes.</text:span></text:p>
      <text:p text:style-name="P93"><text:span text:style-name="T46">1. </text:span><text:span text:style-name="T45">J</text:span>avaScript:</text:p>
      <text:p text:style-name="P94">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93"><text:span text:style-name="T46">2. </text:span>PHP:</text:p>
      <text:p text:style-name="P95">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85"><text:tab/></text:p>
      <text:p text:style-name="P96"><text:span text:style-name="T60">4</text:span>) <text:span text:style-name="T7">Linguaxes de </text:span><text:span text:style-name="T61">marcas</text:span><text:span text:style-name="T7">:</text:span> <text:span text:style-name="T62">Se </text:span>empregarán os seguintes.</text:p>
      <text:p text:style-name="P97"><text:span text:style-name="T63">1</text:span>. <text:span text:style-name="T31">HTML:</text:span></text:p>
      <text:p text:style-name="P97"><text:span text:style-name="T63">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97"/>
      <text:p text:style-name="P98"><text:span text:style-name="T64">5</text:span>) <text:span text:style-name="T7">Linguaxes de </text:span><text:span text:style-name="T65">estilos</text:span><text:span text:style-name="T7">:</text:span> <text:span text:style-name="T62">Se </text:span>empregarán os seguintes.</text:p>
      <text:p text:style-name="P97"><text:span text:style-name="T64">1</text:span>. <text:span text:style-name="T31">CSS:</text:span></text:p>
      <text:p text:style-name="P97"><text:span text:style-name="T63">É</text:span> un<text:span text:style-name="T64">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64">ademais permite apartar a vista para móbiles, tableta e demais dispositivos para que a súa visión sexa lexible</text:span>.</text:p>
      <text:list text:continue-numbering="true" text:style-name="WWNum1">
        <text:list-item>
          <text:p text:style-name="P39"><text:bookmark-start text:name="__RefHeading___Toc1002_3466438741"/><text:bookmark-start text:name="_Toc65582863"/><text:soft-page-break/>Presuposto<text:bookmark-end text:name="__RefHeading___Toc1002_3466438741"/><text:bookmark-end text:name="_Toc65582863"/></text:p>
        </text:list-item>
      </text:list>
      <text:p text:style-name="P99"/>
      <text:p text:style-name="P100">&lt;</text:p>
      <text:p text:style-name="P101">CA 3.7. Fíxose a valoración económica que dea resposta ás condicións da execución.</text:p>
      <text:p text:style-name="P101">CA 2.6. Realizouse o orzamento correspondente.</text:p>
      <text:p text:style-name="P100">&gt;</text:p>
      <text:p text:style-name="P102">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03">Concepto</text:p>
          </table:table-cell>
          <table:table-cell table:style-name="Tabla8.A1" office:value-type="string">
            <text:p text:style-name="P104">Cantidad<text:span text:style-name="T66">e</text:span></text:p>
          </table:table-cell>
          <table:table-cell table:style-name="Tabla8.A1" office:value-type="string">
            <text:p text:style-name="P105">Prezo unitario (€)<text:tab/></text:p>
          </table:table-cell>
          <table:table-cell table:style-name="Tabla8.D1" office:value-type="string">
            <text:p text:style-name="P106">Subtotal (€)<text:line-break/></text:p>
          </table:table-cell>
        </table:table-row>
        <table:table-row>
          <table:table-cell table:style-name="Tabla8.A2" office:value-type="string">
            <text:p text:style-name="P107">Ordenador persoal</text:p>
          </table:table-cell>
          <table:table-cell table:style-name="Tabla8.A2" office:value-type="string">
            <text:p text:style-name="P108">1</text:p>
          </table:table-cell>
          <table:table-cell table:style-name="Tabla8.A2" office:value-type="string">
            <text:p text:style-name="P108">700,00</text:p>
          </table:table-cell>
          <table:table-cell table:style-name="Tabla8.D2" office:value-type="string">
            <text:p text:style-name="P108">700,00</text:p>
          </table:table-cell>
        </table:table-row>
        <table:table-row>
          <table:table-cell table:style-name="Tabla8.A2" office:value-type="string">
            <text:p text:style-name="P109">Software Visual Studio Code<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0">Software XAMPP<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1">Conta de GitHub (gratuita)<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2">Internet (1 mes)<text:tab/></text:p>
          </table:table-cell>
          <table:table-cell table:style-name="Tabla8.A2" office:value-type="string">
            <text:p text:style-name="P108">1</text:p>
          </table:table-cell>
          <table:table-cell table:style-name="Tabla8.A2" office:value-type="string">
            <text:p text:style-name="P108">30,0</text:p>
          </table:table-cell>
          <table:table-cell table:style-name="Tabla8.D2" office:value-type="string">
            <text:p text:style-name="P108">30,0</text:p>
          </table:table-cell>
        </table:table-row>
        <table:table-row>
          <table:table-cell table:style-name="Tabla8.A2" office:value-type="string">
            <text:p text:style-name="P107">Electricidade (estimación)<text:tab/></text:p>
          </table:table-cell>
          <table:table-cell table:style-name="Tabla8.A2" office:value-type="string">
            <text:p text:style-name="P108">1</text:p>
          </table:table-cell>
          <table:table-cell table:style-name="Tabla8.A2" office:value-type="string">
            <text:p text:style-name="P108">10,00</text:p>
          </table:table-cell>
          <table:table-cell table:style-name="Tabla8.D2" office:value-type="string">
            <text:p text:style-name="P108">10,00</text:p>
          </table:table-cell>
        </table:table-row>
        <table:table-row>
          <table:table-cell table:style-name="Tabla8.A2" office:value-type="string">
            <text:p text:style-name="P107">Horas de traballo (<text:span text:style-name="T67">150</text:span>h x <text:span text:style-name="T67">35</text:span>€)<text:tab/></text:p>
          </table:table-cell>
          <table:table-cell table:style-name="Tabla8.A2" office:value-type="string">
            <text:p text:style-name="P108">1</text:p>
          </table:table-cell>
          <table:table-cell table:style-name="Tabla8.A2" office:value-type="string">
            <text:p text:style-name="P108">500,00</text:p>
          </table:table-cell>
          <table:table-cell table:style-name="Tabla8.D2" office:value-type="string">
            <text:p text:style-name="P108">5.250</text:p>
          </table:table-cell>
        </table:table-row>
        <table:table-row>
          <table:table-cell table:style-name="Tabla8.A2" table:number-columns-spanned="3" office:value-type="string">
            <text:p text:style-name="P113">TOTAL</text:p>
          </table:table-cell>
          <table:covered-table-cell/>
          <table:covered-table-cell/>
          <table:table-cell table:style-name="Tabla8.D9" office:value-type="float" office:value="5990">
            <text:p text:style-name="P114">5990</text:p>
          </table:table-cell>
        </table:table-row>
      </table:table>
      <text:p text:style-name="P115"/>
      <text:p text:style-name="P100"/>
      <text:p text:style-name="P100"/>
      <text:p text:style-name="P99"/>
      <text:p text:style-name="P99"/>
      <text:list text:continue-numbering="true" text:style-name="WWNum1">
        <text:list-item>
          <text:p text:style-name="P49"><text:bookmark-start text:name="__RefHeading___Toc1004_3466438741"/><text:bookmark-start text:name="_Toc65582864"/>Título<text:bookmark-end text:name="__RefHeading___Toc1004_3466438741"/><text:bookmark-end text:name="_Toc65582864"/></text:p>
        </text:list-item>
      </text:list>
      <text:p text:style-name="P116">Título do proxecto.</text:p>
      <text:p text:style-name="P117">O nome do meu proxecto vai ser <text:span text:style-name="T68">TPCSI</text:span>.</text:p>
      <text:p text:style-name="P117">Este nome ten un significado:</text:p>
      <text:p text:style-name="P117"><text:span text:style-name="T68">1) </text:span><text:span text:style-name="T7">TPCS:</text:span> É unha abreviatura de Tenda de PCS “personal computer en plural” .</text:p>
      <text:p text:style-name="P117"><text:span text:style-name="T68">2) </text:span><text:span text:style-name="T7">I:</text:span> É a inicial do meu nome.</text:p>
      <text:p text:style-name="P117">O significado completo seria Tenda de PCS de Iván. </text:p>
      <text:p text:style-name="P118"/>
      <text:list text:continue-numbering="true" text:style-name="WWNum1">
        <text:list-item>
          <text:p text:style-name="P49"><text:bookmark-start text:name="__RefHeading___Toc1008_3466438741"/><text:bookmark-start text:name="_Toc65582865"/>Execución<text:bookmark-end text:name="__RefHeading___Toc1008_3466438741"/><text:bookmark-end text:name="_Toc65582865"/></text:p>
        </text:list-item>
      </text:list>
      <text:p text:style-name="P119"/>
      <text:p text:style-name="P120"/>
      <text:p text:style-name="P121"/>
      <text:p text:style-name="P122"><text:span text:style-name="Fuente_20_de_20_párrafo_20_predeter."><text:span text:style-name="T69">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4-24T17:16:36.522683100</dc:date>
    <meta:print-date>2021-10-19T20:49:00Z</meta:print-date>
    <meta:editing-cycles>102</meta:editing-cycles>
    <meta:editing-duration>PT19H43M51S</meta:editing-duration>
    <meta:document-statistic meta:table-count="8" meta:image-count="0" meta:object-count="0" meta:page-count="14" meta:paragraph-count="217" meta:word-count="3054" meta:character-count="18750" meta:non-whitespace-character-count="15833"/>
    <meta:user-defined meta:name="AppVersion">15.0000</meta:user-defined>
    <meta:user-defined meta:name="Company">www.intercambiosvirtuales.org</meta:user-defined>
    <meta:template xlink:type="simple" xlink:actuate="onRequest" xlink:title="" xlink:href="Normal.dotm"/>
  </office:meta>
</office:document-meta>
</file>